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paragraph-rsid="002ab96b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paragraph-rsid="002d059b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13pt" fo:font-weight="normal" officeooo:rsid="002d059b" officeooo:paragraph-rsid="002d059b" style:font-size-asian="13pt" style:font-weight-asian="normal" style:font-size-complex="13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paragraph-rsid="002ab96b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{{ title }}</text:h>
      <text:p text:style-name="P1"/>
      <text:p text:style-name="P1"><text:text-input text:description="">{% for name in names %}</text:text-input></text:p>
      <text:p text:style-name="P3">Seu nome é <text:text-input text:description="">{{ name }}</text:text-input></text:p>
      <text:p text:style-name="P2"><text:text-input text:description="">{% endfor %}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08:24:49.707854085</meta:creation-date>
    <dc:date>2023-11-13T13:37:19.497000000</dc:date>
    <meta:editing-duration>PT1H24M31S</meta:editing-duration>
    <meta:editing-cycles>19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4" meta:word-count="24" meta:character-count="73" meta:non-whitespace-character-count="59"/>
  </office:meta>
</office:document-meta>
</file>